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omic Sans MS"/>
    </style:style>
    <style:style style:name="T6" style:family="text">
      <style:text-properties officeooo:rsid="0013f685"/>
    </style:style>
    <style:style style:name="T7" style:family="text">
      <style:text-properties style:font-name="DejaVu Sans Mono" officeooo:rsid="0013f685"/>
    </style:style>
    <style:style style:name="T8" style:family="text">
      <style:text-properties style:font-name="DejaVu Sans Mono" fo:font-weight="bold" officeooo:rsid="0013f68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là, vous avez réussi à l'ouvrir.</text:p>
      <text:p text:style-name="P1"/>
      <text:p text:style-name="P2">Ce document est un fichier au format OpenDocument, utilisé par OpenOffice.org, LibreOffice, Koffice, et partiellement supporté par Microsoft Office. Un moyen simple de l'ouvrir est de lancer la commande <text:span text:style-name="T8">o</text:span><text:span text:style-name="T1">office etape-C2.odt</text:span>, ou <text:span text:style-name="T8">o</text:span><text:span text:style-name="T1">owriter etape-C2.odt</text:span> (les noms de commandes peuvent être <text:span text:style-name="T8">l</text:span><text:span text:style-name="T1">office</text:span>, <text:span text:style-name="T1">soffice</text:span> ou <text:span text:style-name="T1">libreoffice</text:span> selon les distributions).</text:p>
      <text:p text:style-name="P2"/>
      <text:p text:style-name="P2">C'est un document de traitement de texte, on peut donc faire <text:span text:style-name="T2">toutes</text:span> <text:span text:style-name="T3">sortes</text:span> <text:span text:style-name="T4">de</text:span> <text:span text:style-name="T5">formattages</text:span>, insérer des images, ...</text:p>
      <text:p text:style-name="P2"/>
      <text:p text:style-name="P2">Mais on s'éloigne ... vous voudrez sans doute avoir l'énoncé de l'étape suivante. C'est très simple, l'étape suivante se trouve dans le fichier etape-C3.png dans le même répertoire que celui-ci. Mais là encore, il vous reste à trouver quelle application utiliser pour l'ouv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 Condensed1" fo:font-family="'DejaVu Sans Condensed'" style:font-family-generic="swiss" style:font-pitch="variable" fo:font-size="14pt" style:font-name-asian="DejaVu Sans Condensed2" style:font-family-asian="'DejaVu Sans Condensed'" style:font-family-generic-asian="system" style:font-pitch-asian="variable" style:font-size-asian="14pt" style:font-name-complex="DejaVu Sans Condensed2" style:font-family-complex="'DejaVu Sans Condensed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09-07-07T18:58:41</meta:creation-date>
    <dc:date>2016-09-02T21:34:58.919498844</dc:date>
    <dc:language>en-US</dc:language>
    <meta:editing-cycles>7</meta:editing-cycles>
    <meta:editing-duration>PT12M52S</meta:editing-duration>
    <meta:document-statistic meta:table-count="0" meta:image-count="0" meta:object-count="0" meta:page-count="1" meta:paragraph-count="4" meta:word-count="115" meta:character-count="769" meta:non-whitespace-character-count="658"/>
    <meta:user-defined meta:name="Info 1"/>
    <meta:user-defined meta:name="Info 2"/>
    <meta:user-defined meta:name="Info 3"/>
    <meta:user-defined meta:name="Info 4"/>
  </office:meta>
</office:document-meta>
</file>